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K29]-60000-[.L2]" office:value-type="float" office:value="80100" calcext:value-type="float">
            <text:p>80100</text:p>
          </table:table-cell>
          <table:table-cell table:number-columns-repeated="3"/>
          <table:table-cell table:formula="of:=[.K29]-[.K2]" office:value-type="float" office:value="213000" calcext:value-type="float">
            <text:p>2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3900" calcext:value-type="float">
            <text:p>3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table:formula="of:=[.K29]-[.J29]" office:value-type="float" office:value="-100" calcext:value-type="float">
            <text:p>-1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9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8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15000" calcext:value-type="float">
            <text:p>15000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 table:style-name="ce15" table:formula="of:=SUM([.K2:.K27];[.K33];[.K34])" office:value-type="float" office:value="216800" calcext:value-type="float">
            <text:p>216800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D54];[.F54])" office:value-type="float" office:value="1675.12899896801" calcext:value-type="float">
            <text:p>1675.12899896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2:.H56])" office:value-type="float" office:value="37149.6732026144" calcext:value-type="float">
            <text:p>37149.6732026144</text:p>
          </table:table-cell>
          <table:table-cell table:number-columns-repeated="11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3])" office:value-type="float" office:value="2070.14374170721" calcext:value-type="float">
            <text:p>2070.143741707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634.84962406015" calcext:value-type="float">
            <text:p>1634.849624060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1710.14374170721" calcext:value-type="float">
            <text:p>1710.1437417072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82:.F82])" office:value-type="float" office:value="1634.84962406015" calcext:value-type="float">
            <text:p>1634.849624060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2:.F82])" office:value-type="float" office:value="2070.14374170721" calcext:value-type="float">
            <text:p>2070.1437417072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D82];[.F82])" office:value-type="float" office:value="1701.72268907563" calcext:value-type="float">
            <text:p>1701.722689075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20" office:value-type="float" office:value="360" calcext:value-type="float">
            <text:p>360</text:p>
          </table:table-cell>
          <table:table-cell table:formula="of:=[.D59]/20" office:value-type="float" office:value="435" calcext:value-type="float">
            <text:p>435</text:p>
          </table:table-cell>
          <table:table-cell table:formula="of:=[.E59]/19" office:value-type="float" office:value="368.421052631579" calcext:value-type="float">
            <text:p>368.4210526316</text:p>
          </table:table-cell>
          <table:table-cell table:formula="of:=[.F59]/21" office:value-type="float" office:value="471.428571428571" calcext:value-type="float">
            <text:p>471.4285714286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C82];[.D82])" office:value-type="float" office:value="795" calcext:value-type="float">
            <text:p>79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0:.H84])" office:value-type="float" office:value="38528.7218045113" calcext:value-type="float">
            <text:p>38528.7218045113</text:p>
          </table:table-cell>
          <table:table-cell table:number-columns-repeated="11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table:style-name="ce15" table:formula="of:=SUM([.B87:.F87])"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446.42857142857" calcext:value-type="float">
            <text:p>1446.428571428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446.42857142857" calcext:value-type="float">
            <text:p>1446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446.42857142857" calcext:value-type="float">
            <text:p>1446.4285714286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446.42857142857" calcext:value-type="float">
            <text:p>1446.428571428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109:.F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446.42857142857" calcext:value-type="float">
            <text:p>1446.428571428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446.42857142857" calcext:value-type="float">
            <text:p>1446.428571428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446.42857142857" calcext:value-type="float">
            <text:p>1446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1094.04761904762" calcext:value-type="float">
            <text:p>1094.047619047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446.42857142857" calcext:value-type="float">
            <text:p>1446.428571428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446.42857142857" calcext:value-type="float">
            <text:p>1446.4285714286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446.42857142857" calcext:value-type="float">
            <text:p>1446.428571428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446.42857142857" calcext:value-type="float">
            <text:p>1446.428571428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446.42857142857" calcext:value-type="float">
            <text:p>1446.428571428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09:.F109])" office:value-type="float" office:value="1446.42857142857" calcext:value-type="float">
            <text:p>1446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D109];[.F109])" office:value-type="float" office:value="1071.42857142857" calcext:value-type="float">
            <text:p>1071.428571428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20" office:value-type="float" office:value="0" calcext:value-type="float">
            <text:p>0</text:p>
          </table:table-cell>
          <table:table-cell/>
          <table:table-cell table:formula="of:=SUM([.B109:.F109])" office:value-type="float" office:value="1446.42857142857" calcext:value-type="float">
            <text:p>1446.4285714286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87:.H111])" office:value-type="float" office:value="29272.6190476191" calcext:value-type="float">
            <text:p>29272.619047619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1:05:54.662182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27T11:09:01.355747185</dc:date>
    <meta:editing-duration>P10DT13H13M30S</meta:editing-duration>
    <meta:editing-cycles>3267</meta:editing-cycles>
    <meta:generator>LibreOffice/4.2.8.2$Linux_X86_64 LibreOffice_project/420m0$Build-2</meta:generator>
    <meta:document-statistic meta:table-count="19" meta:cell-count="8909" meta:object-count="0"/>
  </office:meta>
</office:document-meta>
</file>